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abaseCookieAuthenticatorAction.act( Redirector redirector , SourceResolver resolver , Map objectModel , String src , Parameters parameters )</text:p>
          </table:table-cell>
          <table:table-cell office:value-type="float" office:value="29">
            <text:p text:style-name="Table_20_Contents">29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18">
            <text:p text:style-name="Table_20_Contents">118</text:p>
          </table:table-cell>
        </table:table-row>
        <table:table-row>
          <table:table-cell office:value-type="string">
            <text:p text:style-name="Table_20_Contents">DatabaseCookieAuthenticatorAction.getAuthQuery( Map objectModel , Configuration conf , Request req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4">
            <text:p text:style-name="Table_20_Contents">54</text:p>
          </table:table-cell>
        </table:table-row>
        <table:table-row>
          <table:table-cell office:value-type="string">
            <text:p text:style-name="Table_20_Contents">DatabaseCookieAuthenticatorAction.getCookie( Map objectModel , String cookie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atabaseCookieAuthenticatorAction.propagateParameters( Configuration conf , ResultSet rs , Session session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8">
            <text:p text:style-name="Table_20_Contents">8</text:p>
          </table:table-cell>
          <table:table-cell office:value-type="float" office:value="41">
            <text:p text:style-name="Table_20_Contents">4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